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language="pl" fo:country="PL"/>
    </style:style>
  </office:automatic-styles>
  <office:body>
    <office:text text:use-soft-page-breaks="true">
      <text:p text:style-name="P1"><text:span text:style-name="T2">Witaj na moim blogu. Mam na imię Robert jak już na pewno Widzisz moją pasją jest fotografia tradycyjna. od razu muszę się przyznać że nie lubią takich słów jak analogowa lub tradycyjna bo gdy rozpoczynał m moją pasję do lata po prostu fotografia i do tej pory dla mnie taka właśnie została. cieszę się czy oprócz mnie są jeszcze osoby które chciałyby nadal zajmować się tą dziedziną sztuki, Bo twoja obecność na mojej stronie chyba o ten właśnie świadczy. tą stroną fotografii zajmują się właściwie od lat 80-tych,  ubiegłego stulecia,  rzecz jasna.  I choć pozornie ta dziedzina fotografii już się nie rozwija to dla mnie nadal stanowi źródło wielu tajemnic które nadal odkrywam as-technik których ciągle chciałbym się nauczyć.poza tym praca w ciemni o czym mam nadzieję już się przekonałeś lub przekonałaś a może z moją pomocą czego sobie właśnie życzę odpoczniesz twoją przygodę cierniową otóż tak prawda ciemniowa ma w sobie coś z przygody. Przyznam ci się że nigdy nie zdarzyło mi się czuć mieć poczucie straconego czasu kiedy odchodzą od powiększalnika natomiast przy komputerze praktycznie zawsz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sgarski</meta:initial-creator>
    <dc:creator>msgarski</dc:creator>
    <meta:creation-date>2021-05-28T11:39:00Z</meta:creation-date>
    <dc:date>2021-05-28T11:40:00Z</dc:date>
    <meta:template xlink:href="Normal" xlink:type="simple"/>
    <meta:editing-cycles>1</meta:editing-cycles>
    <meta:editing-duration>PT60S</meta:editing-duration>
    <meta:document-statistic meta:page-count="1" meta:paragraph-count="2" meta:word-count="157" meta:character-count="1103" meta:row-count="7" meta:non-whitespace-character-count="948"/>
  </office:meta>
</office:document-meta>
</file>